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199 positives, 1199 negatives</text:p>
      <text:p text:style-name="Standard">Test data: 133 positives, 133 negatives</text:p>
      <text:p text:style-name="Standard">Fold 1, Train: AUROC=0.996396 AUPR=0.995817; Test: AUROC=0.900503, AUPR=0.925991</text:p>
      <text:p text:style-name="Standard">Train data: 1199 positives, 1199 negatives</text:p>
      <text:p text:style-name="Standard">Test data: 133 positives, 133 negatives</text:p>
      <text:p text:style-name="Standard">Fold 2, Train: AUROC=0.994974 AUPR=0.994924; Test: AUROC=0.895020, AUPR=0.925411</text:p>
      <text:p text:style-name="Standard">Train data: 1199 positives, 1199 negatives</text:p>
      <text:p text:style-name="Standard">Test data: 133 positives, 133 negatives</text:p>
      <text:p text:style-name="Standard">Fold 3, Train: AUROC=0.995746 AUPR=0.995694; Test: AUROC=0.832890, AUPR=0.882568</text:p>
      <text:p text:style-name="Standard">Train data: 1199 positives, 1199 negatives</text:p>
      <text:p text:style-name="Standard">Test data: 133 positives, 133 negatives</text:p>
      <text:p text:style-name="Standard">Fold 4, Train: AUROC=0.995284 AUPR=0.995405; Test: AUROC=0.873198, AUPR=0.899994</text:p>
      <text:p text:style-name="Standard">Train data: 1199 positives, 1199 negatives</text:p>
      <text:p text:style-name="Standard">Test data: 133 positives, 133 negatives</text:p>
      <text:p text:style-name="Standard">Fold 5, Train: AUROC=0.994461 AUPR=0.994612; Test: AUROC=0.881791, AUPR=0.909338</text:p>
      <text:p text:style-name="Standard">Train data: 1198 positives, 1199 negatives</text:p>
      <text:p text:style-name="Standard">Test data: 134 positives, 133 negatives</text:p>
      <text:p text:style-name="Standard">Fold 6, Train: AUROC=0.994378 AUPR=0.994612; Test: AUROC=0.874032, AUPR=0.911654</text:p>
      <text:p text:style-name="Standard">Train data: 1199 positives, 1198 negatives</text:p>
      <text:p text:style-name="Standard">Test data: 133 positives, 134 negatives</text:p>
      <text:p text:style-name="Standard">Fold 7, Train: AUROC=0.994696 AUPR=0.994875; Test: AUROC=0.866626, AUPR=0.895443</text:p>
      <text:p text:style-name="Standard">Train data: 1198 positives, 1199 negatives</text:p>
      <text:p text:style-name="Standard">Test data: 134 positives, 133 negatives</text:p>
      <text:p text:style-name="Standard">Fold 8, Train: AUROC=0.994443 AUPR=0.994546; Test: AUROC=0.870441, AUPR=0.906576</text:p>
      <text:p text:style-name="Standard">Train data: 1199 positives, 1198 negatives</text:p>
      <text:p text:style-name="Standard">Test data: 133 positives, 134 negatives</text:p>
      <text:p text:style-name="Standard">Fold 9, Train: AUROC=0.995271 AUPR=0.995410; Test: AUROC=0.872237, AUPR=0.907213</text:p>
      <text:p text:style-name="Standard">Train data: 1199 positives, 1199 negatives</text:p>
      <text:p text:style-name="Standard">Test data: 133 positives, 133 negatives</text:p>
      <text:p text:style-name="Standard">Fold 10, Train: AUROC=0.994616 AUPR=0.994795; Test: AUROC=0.907344, AUPR=0.927233</text:p>
      <text:p text:style-name="Standard">Repetition #2</text:p>
      <text:p text:style-name="Standard">Train data: 1199 positives, 1198 negatives</text:p>
      <text:p text:style-name="Standard">Test data: 133 positives, 134 negatives</text:p>
      <text:p text:style-name="Standard">Fold 1, Train: AUROC=0.994092 AUPR=0.994054; Test: AUROC=0.893951, AUPR=0.917954</text:p>
      <text:p text:style-name="Standard">Train data: 1199 positives, 1198 negatives</text:p>
      <text:p text:style-name="Standard">Test data: 133 positives, 134 negatives</text:p>
      <text:p text:style-name="Standard">Fold 2, Train: AUROC=0.993976 AUPR=0.993790; Test: AUROC=0.891539, AUPR=0.922753</text:p>
      <text:p text:style-name="Standard">Train data: 1199 positives, 1199 negatives</text:p>
      <text:p text:style-name="Standard">Test data: 133 positives, 133 negatives</text:p>
      <text:p text:style-name="Standard">Fold 3, Train: AUROC=0.993629 AUPR=0.993684; Test: AUROC=0.861779, AUPR=0.896753</text:p>
      <text:p text:style-name="Standard">Train data: 1198 positives, 1199 negatives</text:p>
      <text:p text:style-name="Standard">Test data: 134 positives, 133 negatives</text:p>
      <text:p text:style-name="Standard">Fold 4, Train: AUROC=0.993838 AUPR=0.993854; Test: AUROC=0.882841, AUPR=0.906315</text:p>
      <text:p text:style-name="Standard">Train data: 1199 positives, 1199 negatives</text:p>
      <text:p text:style-name="Standard">Test data: 133 positives, 133 negatives</text:p>
      <text:p text:style-name="Standard">Fold 5, Train: AUROC=0.993554 AUPR=0.993347; Test: AUROC=0.913675, AUPR=0.931805</text:p>
      <text:p text:style-name="Standard">Train data: 1199 positives, 1199 negatives</text:p>
      <text:p text:style-name="Standard"><text:soft-page-break/>Test data: 133 positives, 133 negatives</text:p>
      <text:p text:style-name="Standard">Fold 6, Train: AUROC=0.994014 AUPR=0.994055; Test: AUROC=0.880152, AUPR=0.902456</text:p>
      <text:p text:style-name="Standard">Train data: 1198 positives, 1199 negatives</text:p>
      <text:p text:style-name="Standard">Test data: 134 positives, 133 negatives</text:p>
      <text:p text:style-name="Standard">Fold 7, Train: AUROC=0.994506 AUPR=0.994327; Test: AUROC=0.877343, AUPR=0.902821</text:p>
      <text:p text:style-name="Standard">Train data: 1199 positives, 1199 negatives</text:p>
      <text:p text:style-name="Standard">Test data: 133 positives, 133 negatives</text:p>
      <text:p text:style-name="Standard">Fold 8, Train: AUROC=0.995489 AUPR=0.994635; Test: AUROC=0.873481, AUPR=0.906399</text:p>
      <text:p text:style-name="Standard">Train data: 1199 positives, 1199 negatives</text:p>
      <text:p text:style-name="Standard">Test data: 133 positives, 133 negatives</text:p>
      <text:p text:style-name="Standard">Fold 9, Train: AUROC=0.994328 AUPR=0.994339; Test: AUROC=0.883713, AUPR=0.909504</text:p>
      <text:p text:style-name="Standard">Train data: 1199 positives, 1199 negatives</text:p>
      <text:p text:style-name="Standard">Test data: 133 positives, 133 negatives</text:p>
      <text:p text:style-name="Standard">Fold 10, Train: AUROC=0.994127 AUPR=0.994033; Test: AUROC=0.890893, AUPR=0.917390</text:p>
      <text:p text:style-name="Standard">Repetition #3</text:p>
      <text:p text:style-name="Standard">Train data: 1198 positives, 1198 negatives</text:p>
      <text:p text:style-name="Standard">Test data: 134 positives, 134 negatives</text:p>
      <text:p text:style-name="Standard">Fold 1, Train: AUROC=0.992273 AUPR=0.991293; Test: AUROC=0.902595, AUPR=0.923811</text:p>
      <text:p text:style-name="Standard">Train data: 1199 positives, 1198 negatives</text:p>
      <text:p text:style-name="Standard">Test data: 133 positives, 134 negatives</text:p>
      <text:p text:style-name="Standard">Fold 2, Train: AUROC=0.993578 AUPR=0.992276; Test: AUROC=0.861744, AUPR=0.891986</text:p>
      <text:p text:style-name="Standard">Train data: 1199 positives, 1199 negatives</text:p>
      <text:p text:style-name="Standard">Test data: 133 positives, 133 negatives</text:p>
      <text:p text:style-name="Standard">Fold 3, Train: AUROC=0.993187 AUPR=0.992105; Test: AUROC=0.883091, AUPR=0.909436</text:p>
      <text:p text:style-name="Standard">Train data: 1199 positives, 1199 negatives</text:p>
      <text:p text:style-name="Standard">Test data: 133 positives, 133 negatives</text:p>
      <text:p text:style-name="Standard">Fold 4, Train: AUROC=0.992403 AUPR=0.991688; Test: AUROC=0.884844, AUPR=0.911641</text:p>
      <text:p text:style-name="Standard">Train data: 1199 positives, 1199 negatives</text:p>
      <text:p text:style-name="Standard">Test data: 133 positives, 133 negatives</text:p>
      <text:p text:style-name="Standard">Fold 5, Train: AUROC=0.992841 AUPR=0.991627; Test: AUROC=0.906100, AUPR=0.930435</text:p>
      <text:p text:style-name="Standard">Train data: 1199 positives, 1199 negatives</text:p>
      <text:p text:style-name="Standard">Test data: 133 positives, 133 negatives</text:p>
      <text:p text:style-name="Standard">Fold 6, Train: AUROC=0.991829 AUPR=0.991190; Test: AUROC=0.869863, AUPR=0.906248</text:p>
      <text:p text:style-name="Standard">Train data: 1199 positives, 1199 negatives</text:p>
      <text:p text:style-name="Standard">Test data: 133 positives, 133 negatives</text:p>
      <text:p text:style-name="Standard">Fold 7, Train: AUROC=0.993063 AUPR=0.992441; Test: AUROC=0.882865, AUPR=0.906774</text:p>
      <text:p text:style-name="Standard">Train data: 1198 positives, 1199 negatives</text:p>
      <text:p text:style-name="Standard">Test data: 134 positives, 133 negatives</text:p>
      <text:p text:style-name="Standard">Fold 8, Train: AUROC=0.993163 AUPR=0.992198; Test: AUROC=0.887330, AUPR=0.911482</text:p>
      <text:p text:style-name="Standard">Train data: 1199 positives, 1199 negatives</text:p>
      <text:p text:style-name="Standard">Test data: 133 positives, 133 negatives</text:p>
      <text:p text:style-name="Standard">Fold 9, Train: AUROC=0.993977 AUPR=0.993372; Test: AUROC=0.859008, AUPR=0.886912</text:p>
      <text:p text:style-name="Standard">Train data: 1199 positives, 1199 negatives</text:p>
      <text:p text:style-name="Standard">Test data: 133 positives, 133 negatives</text:p>
      <text:p text:style-name="Standard">Fold 10, Train: AUROC=0.993618 AUPR=0.992599; Test: AUROC=0.881395, AUPR=0.905652</text:p>
      <text:p text:style-name="Standard">Repetition #4</text:p>
      <text:p text:style-name="Standard">Train data: 1199 positives, 1198 negatives</text:p>
      <text:p text:style-name="Standard">Test data: 133 positives, 134 negatives</text:p>
      <text:p text:style-name="Standard">Fold 1, Train: AUROC=0.993691 AUPR=0.992918; Test: AUROC=0.845584, AUPR=0.889383</text:p>
      <text:p text:style-name="Standard"><text:soft-page-break/>Train data: 1199 positives, 1199 negatives</text:p>
      <text:p text:style-name="Standard">Test data: 133 positives, 133 negatives</text:p>
      <text:p text:style-name="Standard">Fold 2, Train: AUROC=0.993244 AUPR=0.993182; Test: AUROC=0.892532, AUPR=0.909967</text:p>
      <text:p text:style-name="Standard">Train data: 1198 positives, 1199 negatives</text:p>
      <text:p text:style-name="Standard">Test data: 134 positives, 133 negatives</text:p>
      <text:p text:style-name="Standard">Fold 3, Train: AUROC=0.993203 AUPR=0.992935; Test: AUROC=0.867916, AUPR=0.902764</text:p>
      <text:p text:style-name="Standard">Train data: 1199 positives, 1199 negatives</text:p>
      <text:p text:style-name="Standard">Test data: 133 positives, 133 negatives</text:p>
      <text:p text:style-name="Standard">Fold 4, Train: AUROC=0.993299 AUPR=0.992825; Test: AUROC=0.892984, AUPR=0.917588</text:p>
      <text:p text:style-name="Standard">Train data: 1199 positives, 1198 negatives</text:p>
      <text:p text:style-name="Standard">Test data: 133 positives, 134 negatives</text:p>
      <text:p text:style-name="Standard">Fold 5, Train: AUROC=0.994524 AUPR=0.994027; Test: AUROC=0.888396, AUPR=0.916200</text:p>
      <text:p text:style-name="Standard">Train data: 1199 positives, 1199 negatives</text:p>
      <text:p text:style-name="Standard">Test data: 133 positives, 133 negatives</text:p>
      <text:p text:style-name="Standard">Fold 6, Train: AUROC=0.993532 AUPR=0.993539; Test: AUROC=0.873142, AUPR=0.897598</text:p>
      <text:p text:style-name="Standard">Train data: 1198 positives, 1199 negatives</text:p>
      <text:p text:style-name="Standard">Test data: 134 positives, 133 negatives</text:p>
      <text:p text:style-name="Standard">Fold 7, Train: AUROC=0.992998 AUPR=0.992758; Test: AUROC=0.899562, AUPR=0.920530</text:p>
      <text:p text:style-name="Standard">Train data: 1199 positives, 1199 negatives</text:p>
      <text:p text:style-name="Standard">Test data: 133 positives, 133 negatives</text:p>
      <text:p text:style-name="Standard">Fold 8, Train: AUROC=0.993418 AUPR=0.993057; Test: AUROC=0.911188, AUPR=0.929922</text:p>
      <text:p text:style-name="Standard">Train data: 1199 positives, 1199 negatives</text:p>
      <text:p text:style-name="Standard">Test data: 133 positives, 133 negatives</text:p>
      <text:p text:style-name="Standard">Fold 9, Train: AUROC=0.992939 AUPR=0.992803; Test: AUROC=0.874329, AUPR=0.903686</text:p>
      <text:p text:style-name="Standard">Train data: 1199 positives, 1199 negatives</text:p>
      <text:p text:style-name="Standard">Test data: 133 positives, 133 negatives</text:p>
      <text:p text:style-name="Standard">Fold 10, Train: AUROC=0.993179 AUPR=0.992693; Test: AUROC=0.911527, AUPR=0.930038</text:p>
      <text:p text:style-name="Standard">Repetition #5</text:p>
      <text:p text:style-name="Standard">Train data: 1199 positives, 1198 negatives</text:p>
      <text:p text:style-name="Standard">Test data: 133 positives, 134 negatives</text:p>
      <text:p text:style-name="Standard">Fold 1, Train: AUROC=0.993432 AUPR=0.993364; Test: AUROC=0.893502, AUPR=0.916437</text:p>
      <text:p text:style-name="Standard">Train data: 1199 positives, 1199 negatives</text:p>
      <text:p text:style-name="Standard">Test data: 133 positives, 133 negatives</text:p>
      <text:p text:style-name="Standard">Fold 2, Train: AUROC=0.994083 AUPR=0.993701; Test: AUROC=0.882130, AUPR=0.907343</text:p>
      <text:p text:style-name="Standard">Train data: 1199 positives, 1199 negatives</text:p>
      <text:p text:style-name="Standard">Test data: 133 positives, 133 negatives</text:p>
      <text:p text:style-name="Standard">Fold 3, Train: AUROC=0.992746 AUPR=0.992524; Test: AUROC=0.886879, AUPR=0.914446</text:p>
      <text:p text:style-name="Standard">Train data: 1199 positives, 1198 negatives</text:p>
      <text:p text:style-name="Standard">Test data: 133 positives, 134 negatives</text:p>
      <text:p text:style-name="Standard">Fold 4, Train: AUROC=0.992618 AUPR=0.992580; Test: AUROC=0.869319, AUPR=0.903961</text:p>
      <text:p text:style-name="Standard">Train data: 1198 positives, 1199 negatives</text:p>
      <text:p text:style-name="Standard">Test data: 134 positives, 133 negatives</text:p>
      <text:p text:style-name="Standard">Fold 5, Train: AUROC=0.993457 AUPR=0.993317; Test: AUROC=0.844181, AUPR=0.892391</text:p>
      <text:p text:style-name="Standard">Train data: 1199 positives, 1199 negatives</text:p>
      <text:p text:style-name="Standard">Test data: 133 positives, 133 negatives</text:p>
      <text:p text:style-name="Standard">Fold 6, Train: AUROC=0.992666 AUPR=0.992697; Test: AUROC=0.878399, AUPR=0.902433</text:p>
      <text:p text:style-name="Standard">Train data: 1199 positives, 1199 negatives</text:p>
      <text:p text:style-name="Standard">Test data: 133 positives, 133 negatives</text:p>
      <text:p text:style-name="Standard">Fold 7, Train: AUROC=0.993573 AUPR=0.993321; Test: AUROC=0.888857, AUPR=0.920717</text:p>
      <text:p text:style-name="Standard"><text:soft-page-break/>Train data: 1198 positives, 1199 negatives</text:p>
      <text:p text:style-name="Standard">Test data: 134 positives, 133 negatives</text:p>
      <text:p text:style-name="Standard">Fold 8, Train: AUROC=0.993693 AUPR=0.993493; Test: AUROC=0.879924, AUPR=0.908192</text:p>
      <text:p text:style-name="Standard">Train data: 1199 positives, 1199 negatives</text:p>
      <text:p text:style-name="Standard">Test data: 133 positives, 133 negatives</text:p>
      <text:p text:style-name="Standard">Fold 9, Train: AUROC=0.992448 AUPR=0.992453; Test: AUROC=0.861383, AUPR=0.900764</text:p>
      <text:p text:style-name="Standard">Train data: 1199 positives, 1199 negatives</text:p>
      <text:p text:style-name="Standard">Test data: 133 positives, 133 negatives</text:p>
      <text:p text:style-name="Standard">Fold 10, Train: AUROC=0.992569 AUPR=0.992430; Test: AUROC=0.852564, AUPR=0.892554</text:p>
      <text:p text:style-name="Standard">Repetition #1: AUROC=0.877408, AUPR=0.909142</text:p>
      <text:p text:style-name="Standard">Repetition #2: AUROC=0.884937, AUPR=0.911415</text:p>
      <text:p text:style-name="Standard">Repetition #3: AUROC=0.881884, AUPR=0.908438</text:p>
      <text:p text:style-name="Standard">Repetition #4: AUROC=0.885716, AUPR=0.911768</text:p>
      <text:p text:style-name="Standard">Repetition #5: AUROC=0.873714, AUPR=0.905924</text:p>
      <text:p text:style-name="Standard">Mean: AUROC=0.880732, AUPR=0.909337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4:12:47.821813034</meta:creation-date>
    <dc:date>2023-10-12T16:51:16.113127220</dc:date>
    <meta:editing-duration>PT2H38M28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